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00000004077CDC8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0cm"/>
      <style:text-properties style:use-window-font-color="true" style:font-name="Arial Black1" fo:font-size="54pt" fo:font-style="normal" fo:font-weight="bold" style:font-size-asian="54pt" style:font-size-complex="54pt"/>
    </style:style>
    <style:style style:name="P2" style:family="paragraph">
      <style:paragraph-properties fo:margin-left="0cm" fo:margin-right="0cm" fo:text-indent="0cm"/>
      <style:text-properties fo:font-size="20pt"/>
    </style:style>
    <style:style style:name="P3" style:family="paragraph">
      <style:text-properties fo:font-size="54pt"/>
    </style:style>
    <style:style style:name="P4" style:family="paragraph">
      <style:paragraph-properties fo:margin-left="1.2cm" fo:margin-right="0cm" fo:text-align="center" fo:text-indent="0cm"/>
      <style:text-properties style:use-window-font-color="true" style:font-name="Arial Black1" fo:font-size="54pt" fo:font-style="normal" fo:font-weight="bold" style:font-size-asian="54pt" style:font-style-asian="normal" style:font-size-complex="54pt" style:font-style-complex="normal"/>
    </style:style>
    <style:style style:name="T1" style:family="text">
      <style:text-properties style:use-window-font-color="true" style:font-name="Arial Black1" fo:font-size="54pt" fo:font-style="normal" fo:font-weight="bold" style:font-name-asian="Calibri" style:font-size-asian="54pt" style:language-asian="pl" style:country-asian="PL" style:font-style-asian="italic" style:font-weight-asian="bold" style:font-size-complex="54pt" style:font-style-complex="italic" style:font-weight-complex="bold"/>
    </style:style>
    <style:style style:name="T2" style:family="text">
      <style:text-properties fo:color="#ffffff" style:font-name="Arial Black1" fo:font-size="54pt" fo:font-style="normal" fo:font-weight="bold" style:font-name-asian="Calibri" style:font-size-asian="54pt" style:language-asian="pl" style:country-asian="PL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-0.001cm" presentation:class="subtitle" presentation:user-transformed="true">
          <draw:text-box>
            <text:p><text:span text:style-name="T1">Każdy dzień upewnia mnie</text:span></text:p>
            <text:p><text:span text:style-name="T1">Pan w miłości wierny jest</text:span></text:p>
            <text:p><text:span text:style-name="T1">Któżby inny mógł jak On</text:span></text:p>
            <text:p><text:span text:style-name="T1">Wybaczać co dzień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-0.001cm" presentation:class="subtitle" presentation:user-transformed="true">
          <draw:text-box>
            <text:p text:style-name="P3"><text:span text:style-name="T1">Boże wiem jak ranię Cię</text:span></text:p>
            <text:p text:style-name="P3"><text:span text:style-name="T1">Często słabnę, gubię sens</text:span></text:p>
            <text:p text:style-name="P3"><text:span text:style-name="T1">Jednak Ty podnosisz mnie</text:span></text:p>
            <text:p text:style-name="P3"><text:span text:style-name="T1">I nadzieję dajesz m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3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-0.001cm" presentation:class="subtitle" presentation:user-transformed="true">
          <draw:text-box>
            <text:p><text:span text:style-name="T2">Nikt nie odbierze mi tego co mam w Tobie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-0.001cm" presentation:class="subtitle" presentation:user-transformed="true">
          <draw:text-box>
            <text:p text:style-name="P3"><text:span text:style-name="T2">Pełnię miłości,</text:span></text:p>
            <text:p text:style-name="P3"><text:span text:style-name="T2">pełnię radości,</text:span></text:p>
            <text:p text:style-name="P3"><text:span text:style-name="T2">pełnię wolności</text:span></text:p>
            <text:p text:style-name="P3"><text:span text:style-name="T2">mam w Tob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5" draw:text-style-name="P2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Zwrotka" style:family="graphic">
      <style:paragraph-properties fo:margin-left="0.884cm" fo:margin-right="0cm" fo:text-indent="0cm" style:text-autospace="none"/>
      <style:text-properties fo:font-size="24.7000007629395pt" fo:language="zxx" fo:country="none" style:language-asian="zxx" style:country-asian="none" style:font-size-complex="17.7000007629395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.086cm" fo:margin-bottom="0.086cm" style:line-height-at-least="0.31cm" fo:text-align="start" style:text-autospace="none" style:writing-mode="lr-tb"/>
      <style:text-properties fo:font-size="12pt" style:font-size-asian="12pt" style:language-asian="pl" style:country-asian="PL"/>
    </style:style>
    <style:style style:name="Indeks" style:family="graphic">
      <style:paragraph-properties fo:text-align="justify" style:text-autospace="none" style:writing-mode="lr-tb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DejaVu Sans" fo:font-size="12pt" fo:language="en" fo:country="US" style:letter-kerning="true" style:font-name-asian="DejaVu Sans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DejaVu Sans" fo:font-size="12pt" fo:language="en" fo:country="US" fo:font-style="italic" style:letter-kerning="true" style:font-name-asian="DejaVu Sans" style:font-size-asian="12pt" style:font-style-asian="italic" style:font-style-complex="italic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DejaVu Sans" fo:font-size="14pt" fo:language="en" fo:country="US" style:letter-kerning="true" style:font-name-asian="DejaVu Sans" style:font-size-asian="14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02T09:03:34</meta:creation-date>
    <dc:date>2015-01-25T22:24:25.833000000</dc:date>
    <dc:language>en-US</dc:language>
    <meta:editing-cycles>62</meta:editing-cycles>
    <meta:editing-duration>PT1H1M5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